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
  <office:body>
    <office:text>
      <text:h text:outline-level="1" text:style-name="Heading_1" text:is-list-header="true">Database gym</text:h>
      <text:h text:outline-level="2" text:style-name="Heading_2" text:is-list-header="true">Dumping data for table contact</text:h>
      <table:table table:name="contact_structure">
        <table:table-column table:number-columns-repeated="5"/>
        <table:table-row>
          <table:table-cell office:value-type="string">
            <text:p>id</text:p>
          </table:table-cell>
          <table:table-cell office:value-type="string">
            <text:p>FullName</text:p>
          </table:table-cell>
          <table:table-cell office:value-type="string">
            <text:p>Email</text:p>
          </table:table-cell>
          <table:table-cell office:value-type="string">
            <text:p>Phone</text:p>
          </table:table-cell>
          <table:table-cell office:value-type="string">
            <text:p>Message</text:p>
          </table:table-cell>
        </table:table-row>
        <table:table-row>
          <table:table-cell office:value-type="float" office:value="1">
            <text:p>1</text:p>
          </table:table-cell>
          <table:table-cell office:value-type="string">
            <text:p>haviineesh</text:p>
          </table:table-cell>
          <table:table-cell office:value-type="string">
            <text:p>havi@gmail.com</text:p>
          </table:table-cell>
          <table:table-cell office:value-type="float" office:value="128889999">
            <text:p>128889999</text:p>
          </table:table-cell>
          <table:table-cell office:value-type="string">
            <text:p>Testing</text:p>
          </table:table-cell>
        </table:table-row>
        <table:table-row>
          <table:table-cell office:value-type="float" office:value="2">
            <text:p>2</text:p>
          </table:table-cell>
          <table:table-cell office:value-type="string">
            <text:p>haviineesh</text:p>
          </table:table-cell>
          <table:table-cell office:value-type="string">
            <text:p>havi@gmail.com</text:p>
          </table:table-cell>
          <table:table-cell office:value-type="float" office:value="128889999">
            <text:p>128889999</text:p>
          </table:table-cell>
          <table:table-cell office:value-type="string">
            <text:p>Testing 2</text:p>
          </table:table-cell>
        </table:table-row>
        <table:table-row>
          <table:table-cell office:value-type="float" office:value="6">
            <text:p>6</text:p>
          </table:table-cell>
          <table:table-cell office:value-type="string">
            <text:p>Haviineesh A/L Hariharan</text:p>
          </table:table-cell>
          <table:table-cell office:value-type="string">
            <text:p>havi@gmail.com</text:p>
          </table:table-cell>
          <table:table-cell office:value-type="float" office:value="124561289">
            <text:p>124561289</text:p>
          </table:table-cell>
          <table:table-cell office:value-type="string">
            <text:p>Best gym website ever! </text:p>
          </table:table-cell>
        </table:table-row>
        <table:table-row>
          <table:table-cell office:value-type="float" office:value="7">
            <text:p>7</text:p>
          </table:table-cell>
          <table:table-cell office:value-type="string">
            <text:p>Diluc tehm</text:p>
          </table:table-cell>
          <table:table-cell office:value-type="string">
            <text:p>tehm@gmail.com</text:p>
          </table:table-cell>
          <table:table-cell office:value-type="float" office:value="128546255">
            <text:p>128546255</text:p>
          </table:table-cell>
          <table:table-cell office:value-type="string">
            <text:p>I need more info about my trainer </text:p>
          </table:table-cell>
        </table:table-row>
      </table:table>
      <text:h text:outline-level="2" text:style-name="Heading_2" text:is-list-header="true">Dumping data for table management</text:h>
      <table:table table:name="management_structure">
        <table:table-column table:number-columns-repeated="4"/>
        <table:table-row>
          <table:table-cell office:value-type="string">
            <text:p>id</text:p>
          </table:table-cell>
          <table:table-cell office:value-type="string">
            <text:p>username</text:p>
          </table:table-cell>
          <table:table-cell office:value-type="string">
            <text:p>email</text:p>
          </table:table-cell>
          <table:table-cell office:value-type="string">
            <text:p>password</text:p>
          </table:table-cell>
        </table:table-row>
        <table:table-row>
          <table:table-cell office:value-type="float" office:value="1">
            <text:p>1</text:p>
          </table:table-cell>
          <table:table-cell office:value-type="string">
            <text:p>management</text:p>
          </table:table-cell>
          <table:table-cell office:value-type="string">
            <text:p>FitnessUniverse@gmail.com</text:p>
          </table:table-cell>
          <table:table-cell office:value-type="string">
            <text:p>d10af457daa1deed54e2c36b5f295e7e</text:p>
          </table:table-cell>
        </table:table-row>
        <table:table-row>
          <table:table-cell office:value-type="float" office:value="2">
            <text:p>2</text:p>
          </table:table-cell>
          <table:table-cell office:value-type="string">
            <text:p>Havi</text:p>
          </table:table-cell>
          <table:table-cell office:value-type="string">
            <text:p>haviFitnessUniverse@gmail.com</text:p>
          </table:table-cell>
          <table:table-cell office:value-type="string">
            <text:p>27318afe85adb6a926bfc4408fdb3429</text:p>
          </table:table-cell>
        </table:table-row>
        <table:table-row>
          <table:table-cell office:value-type="float" office:value="8">
            <text:p>8</text:p>
          </table:table-cell>
          <table:table-cell office:value-type="string">
            <text:p>Managemant</text:p>
          </table:table-cell>
          <table:table-cell office:value-type="string">
            <text:p>FitnessUniverse@gmail.com</text:p>
          </table:table-cell>
          <table:table-cell office:value-type="string">
            <text:p>b73c942d169cea99df350a393a05f6e3</text:p>
          </table:table-cell>
        </table:table-row>
        <table:table-row>
          <table:table-cell office:value-type="float" office:value="9">
            <text:p>9</text:p>
          </table:table-cell>
          <table:table-cell office:value-type="string">
            <text:p>Teenesh</text:p>
          </table:table-cell>
          <table:table-cell office:value-type="string">
            <text:p>teeneshfitness@gmail.com</text:p>
          </table:table-cell>
          <table:table-cell office:value-type="string">
            <text:p>30feb70f6744f2d34e69c4f7ca43218a</text:p>
          </table:table-cell>
        </table:table-row>
      </table:table>
      <text:h text:outline-level="2" text:style-name="Heading_2" text:is-list-header="true">Dumping data for table personaltraining</text:h>
      <table:table table:name="personaltraining_structure">
        <table:table-column table:number-columns-repeated="8"/>
        <table:table-row>
          <table:table-cell office:value-type="string">
            <text:p>id</text:p>
          </table:table-cell>
          <table:table-cell office:value-type="string">
            <text:p>fname</text:p>
          </table:table-cell>
          <table:table-cell office:value-type="string">
            <text:p>lname</text:p>
          </table:table-cell>
          <table:table-cell office:value-type="string">
            <text:p>IcNum</text:p>
          </table:table-cell>
          <table:table-cell office:value-type="string">
            <text:p>tGender</text:p>
          </table:table-cell>
          <table:table-cell office:value-type="string">
            <text:p>phNum</text:p>
          </table:table-cell>
          <table:table-cell office:value-type="string">
            <text:p>hours</text:p>
          </table:table-cell>
          <table:table-cell office:value-type="string">
            <text:p>datetime</text:p>
          </table:table-cell>
        </table:table-row>
        <table:table-row>
          <table:table-cell office:value-type="float" office:value="21">
            <text:p>21</text:p>
          </table:table-cell>
          <table:table-cell office:value-type="string">
            <text:p>Haviineesh</text:p>
          </table:table-cell>
          <table:table-cell office:value-type="string">
            <text:p>Hariharan</text:p>
          </table:table-cell>
          <table:table-cell office:value-type="string">
            <text:p>011204070785</text:p>
          </table:table-cell>
          <table:table-cell office:value-type="string">
            <text:p>Male</text:p>
          </table:table-cell>
          <table:table-cell office:value-type="string">
            <text:p>0128470188</text:p>
          </table:table-cell>
          <table:table-cell office:value-type="float" office:value="2">
            <text:p>2</text:p>
          </table:table-cell>
          <table:table-cell office:value-type="string">
            <text:p>2021-10-12 21:00:00</text:p>
          </table:table-cell>
        </table:table-row>
        <table:table-row>
          <table:table-cell office:value-type="float" office:value="22">
            <text:p>22</text:p>
          </table:table-cell>
          <table:table-cell office:value-type="string">
            <text:p>Haviineesh</text:p>
          </table:table-cell>
          <table:table-cell office:value-type="string">
            <text:p>Hariharan</text:p>
          </table:table-cell>
          <table:table-cell office:value-type="string">
            <text:p>011204070785</text:p>
          </table:table-cell>
          <table:table-cell office:value-type="string">
            <text:p>Male</text:p>
          </table:table-cell>
          <table:table-cell office:value-type="string">
            <text:p>+6012847018</text:p>
          </table:table-cell>
          <table:table-cell office:value-type="float" office:value="1">
            <text:p>1</text:p>
          </table:table-cell>
          <table:table-cell office:value-type="string">
            <text:p>2021-11-20 10:00:00</text:p>
          </table:table-cell>
        </table:table-row>
      </table:table>
      <text:h text:outline-level="2" text:style-name="Heading_2" text:is-list-header="true">Dumping data for table user</text:h>
      <table:table table:name="user_structure">
        <table:table-column table:number-columns-repeated="4"/>
        <table:table-row>
          <table:table-cell office:value-type="string">
            <text:p>id</text:p>
          </table:table-cell>
          <table:table-cell office:value-type="string">
            <text:p>username</text:p>
          </table:table-cell>
          <table:table-cell office:value-type="string">
            <text:p>email</text:p>
          </table:table-cell>
          <table:table-cell office:value-type="string">
            <text:p>password</text:p>
          </table:table-cell>
        </table:table-row>
        <table:table-row>
          <table:table-cell office:value-type="float" office:value="1">
            <text:p>1</text:p>
          </table:table-cell>
          <table:table-cell office:value-type="string">
            <text:p>first</text:p>
          </table:table-cell>
          <table:table-cell office:value-type="string">
            <text:p>good@gmail.com</text:p>
          </table:table-cell>
          <table:table-cell office:value-type="string">
            <text:p>b0baee9d279d34fa1dfd71aadb908c3f</text:p>
          </table:table-cell>
        </table:table-row>
        <table:table-row>
          <table:table-cell office:value-type="float" office:value="2">
            <text:p>2</text:p>
          </table:table-cell>
          <table:table-cell office:value-type="string">
            <text:p>Diluc</text:p>
          </table:table-cell>
          <table:table-cell office:value-type="string">
            <text:p>diluc@gmail.com</text:p>
          </table:table-cell>
          <table:table-cell office:value-type="string">
            <text:p>db393c813d292284af2ca6b7d9bf5619</text:p>
          </table:table-cell>
        </table:table-row>
        <table:table-row>
          <table:table-cell office:value-type="float" office:value="3">
            <text:p>3</text:p>
          </table:table-cell>
          <table:table-cell office:value-type="string">
            <text:p>Teenesh</text:p>
          </table:table-cell>
          <table:table-cell office:value-type="string">
            <text:p>teeneshsubramaniam10@gmail.com</text:p>
          </table:table-cell>
          <table:table-cell office:value-type="string">
            <text:p>e10adc3949ba59abbe56e057f20f883e</text:p>
          </table:table-cell>
        </table:table-row>
        <table:table-row>
          <table:table-cell office:value-type="float" office:value="4">
            <text:p>4</text:p>
          </table:table-cell>
          <table:table-cell office:value-type="string">
            <text:p>Jeff Bezos </text:p>
          </table:table-cell>
          <table:table-cell office:value-type="string">
            <text:p>mrj@jeff.com</text:p>
          </table:table-cell>
          <table:table-cell office:value-type="string">
            <text:p>a8c35a069a0b1879bf9965d06710b752</text:p>
          </table:table-cell>
        </table:table-row>
        <table:table-row>
          <table:table-cell office:value-type="float" office:value="5">
            <text:p>5</text:p>
          </table:table-cell>
          <table:table-cell office:value-type="string">
            <text:p>Haviineesh</text:p>
          </table:table-cell>
          <table:table-cell office:value-type="string">
            <text:p>havi@gmail.com</text:p>
          </table:table-cell>
          <table:table-cell office:value-type="string">
            <text:p>65c7235fa556c91194acbf4b8df84bb1</text:p>
          </table:table-cell>
        </table:table-row>
        <table:table-row>
          <table:table-cell office:value-type="float" office:value="29">
            <text:p>29</text:p>
          </table:table-cell>
          <table:table-cell office:value-type="string">
            <text:p>Hu tau</text:p>
          </table:table-cell>
          <table:table-cell office:value-type="string">
            <text:p>hutau@gmail.com</text:p>
          </table:table-cell>
          <table:table-cell office:value-type="string">
            <text:p>c62bbc6d39e3580f429ac0cd3e790b3d</text:p>
          </table:table-cell>
        </table:table-row>
        <table:table-row>
          <table:table-cell office:value-type="float" office:value="30">
            <text:p>30</text:p>
          </table:table-cell>
          <table:table-cell office:value-type="string">
            <text:p>Amber</text:p>
          </table:table-cell>
          <table:table-cell office:value-type="string">
            <text:p>amber@gmail.com</text:p>
          </table:table-cell>
          <table:table-cell office:value-type="string">
            <text:p>59548977279905234b7ed3b1710837f2</text:p>
          </table:table-cell>
        </table:table-row>
        <table:table-row>
          <table:table-cell office:value-type="float" office:value="31">
            <text:p>31</text:p>
          </table:table-cell>
          <table:table-cell office:value-type="string">
            <text:p>Joy</text:p>
          </table:table-cell>
          <table:table-cell office:value-type="string">
            <text:p>joy@gmail.com</text:p>
          </table:table-cell>
          <table:table-cell office:value-type="string">
            <text:p>c2c8e798aecbc26d86e4805114b03c51</text:p>
          </table:table-cell>
        </table:table-row>
      </table:table>
      <text:h text:outline-level="2" text:style-name="Heading_2" text:is-list-header="true">Dumping data for table workout</text:h>
      <table:table table:name="workout_structure">
        <table:table-column table:number-columns-repeated="5"/>
        <table:table-row>
          <table:table-cell office:value-type="string">
            <text:p>workoutID</text:p>
          </table:table-cell>
          <table:table-cell office:value-type="string">
            <text:p>W_day</text:p>
          </table:table-cell>
          <table:table-cell office:value-type="string">
            <text:p>exercise</text:p>
          </table:table-cell>
          <table:table-cell office:value-type="string">
            <text:p>trainer</text:p>
          </table:table-cell>
          <table:table-cell office:value-type="string">
            <text:p>W_time</text:p>
          </table:table-cell>
        </table:table-row>
        <table:table-row>
          <table:table-cell office:value-type="float" office:value="1">
            <text:p>1</text:p>
          </table:table-cell>
          <table:table-cell office:value-type="string">
            <text:p>Sunday</text:p>
          </table:table-cell>
          <table:table-cell office:value-type="string">
            <text:p>Yoga</text:p>
          </table:table-cell>
          <table:table-cell office:value-type="string">
            <text:p>Alicia Victor</text:p>
          </table:table-cell>
          <table:table-cell office:value-type="string">
            <text:p>9a.m-11a.m</text:p>
          </table:table-cell>
        </table:table-row>
        <table:table-row>
          <table:table-cell office:value-type="float" office:value="2">
            <text:p>2</text:p>
          </table:table-cell>
          <table:table-cell office:value-type="string">
            <text:p>Sunday</text:p>
          </table:table-cell>
          <table:table-cell office:value-type="string">
            <text:p>Body Building</text:p>
          </table:table-cell>
          <table:table-cell office:value-type="string">
            <text:p>Rohan Sharma</text:p>
          </table:table-cell>
          <table:table-cell office:value-type="string">
            <text:p>4p.m-6p.m</text:p>
          </table:table-cell>
        </table:table-row>
        <table:table-row>
          <table:table-cell office:value-type="float" office:value="3">
            <text:p>3</text:p>
          </table:table-cell>
          <table:table-cell office:value-type="string">
            <text:p>Sunday</text:p>
          </table:table-cell>
          <table:table-cell office:value-type="string">
            <text:p>Anaerobic</text:p>
          </table:table-cell>
          <table:table-cell office:value-type="string">
            <text:p>Dong Lee</text:p>
          </table:table-cell>
          <table:table-cell office:value-type="string">
            <text:p>7p.m-9p.m</text:p>
          </table:table-cell>
        </table:table-row>
        <table:table-row>
          <table:table-cell office:value-type="float" office:value="4">
            <text:p>4</text:p>
          </table:table-cell>
          <table:table-cell office:value-type="string">
            <text:p>Monday</text:p>
          </table:table-cell>
          <table:table-cell office:value-type="string">
            <text:p>Yoga</text:p>
          </table:table-cell>
          <table:table-cell office:value-type="string">
            <text:p>Alicia Victor</text:p>
          </table:table-cell>
          <table:table-cell office:value-type="string">
            <text:p>6a.m-8a.m</text:p>
          </table:table-cell>
        </table:table-row>
        <table:table-row>
          <table:table-cell office:value-type="float" office:value="5">
            <text:p>5</text:p>
          </table:table-cell>
          <table:table-cell office:value-type="string">
            <text:p>Monday</text:p>
          </table:table-cell>
          <table:table-cell office:value-type="string">
            <text:p>Body Building</text:p>
          </table:table-cell>
          <table:table-cell office:value-type="string">
            <text:p>Rohan Sharma</text:p>
          </table:table-cell>
          <table:table-cell office:value-type="string">
            <text:p>5p.m-7p.m</text:p>
          </table:table-cell>
        </table:table-row>
        <table:table-row>
          <table:table-cell office:value-type="float" office:value="6">
            <text:p>6</text:p>
          </table:table-cell>
          <table:table-cell office:value-type="string">
            <text:p>Monday</text:p>
          </table:table-cell>
          <table:table-cell office:value-type="string">
            <text:p>Anaerobic</text:p>
          </table:table-cell>
          <table:table-cell office:value-type="string">
            <text:p>Dong Lee</text:p>
          </table:table-cell>
          <table:table-cell office:value-type="string">
            <text:p>3p.m-5p.m</text:p>
          </table:table-cell>
        </table:table-row>
        <table:table-row>
          <table:table-cell office:value-type="float" office:value="7">
            <text:p>7</text:p>
          </table:table-cell>
          <table:table-cell office:value-type="string">
            <text:p>Tuesday</text:p>
          </table:table-cell>
          <table:table-cell office:value-type="string">
            <text:p>Yoga</text:p>
          </table:table-cell>
          <table:table-cell office:value-type="string">
            <text:p>Alicia Victor</text:p>
          </table:table-cell>
          <table:table-cell office:value-type="string">
            <text:p>6a.m-8a.m</text:p>
          </table:table-cell>
        </table:table-row>
        <table:table-row>
          <table:table-cell office:value-type="float" office:value="8">
            <text:p>8</text:p>
          </table:table-cell>
          <table:table-cell office:value-type="string">
            <text:p>Tuesday</text:p>
          </table:table-cell>
          <table:table-cell office:value-type="string">
            <text:p>Body Building</text:p>
          </table:table-cell>
          <table:table-cell office:value-type="string">
            <text:p>Rohan Sharma</text:p>
          </table:table-cell>
          <table:table-cell office:value-type="string">
            <text:p>4p.m-6p.m</text:p>
          </table:table-cell>
        </table:table-row>
        <table:table-row>
          <table:table-cell office:value-type="float" office:value="9">
            <text:p>9</text:p>
          </table:table-cell>
          <table:table-cell office:value-type="string">
            <text:p>Tuesday</text:p>
          </table:table-cell>
          <table:table-cell office:value-type="string">
            <text:p>Anaerobic</text:p>
          </table:table-cell>
          <table:table-cell office:value-type="string">
            <text:p>Dong Lee</text:p>
          </table:table-cell>
          <table:table-cell office:value-type="string">
            <text:p>7p.m-9p.m</text:p>
          </table:table-cell>
        </table:table-row>
        <table:table-row>
          <table:table-cell office:value-type="float" office:value="10">
            <text:p>10</text:p>
          </table:table-cell>
          <table:table-cell office:value-type="string">
            <text:p>Wednesday</text:p>
          </table:table-cell>
          <table:table-cell office:value-type="string">
            <text:p>Yoga</text:p>
          </table:table-cell>
          <table:table-cell office:value-type="string">
            <text:p>Alicia Victor</text:p>
          </table:table-cell>
          <table:table-cell office:value-type="string">
            <text:p>6a.m-8a.m</text:p>
          </table:table-cell>
        </table:table-row>
        <table:table-row>
          <table:table-cell office:value-type="float" office:value="11">
            <text:p>11</text:p>
          </table:table-cell>
          <table:table-cell office:value-type="string">
            <text:p>Wednesday</text:p>
          </table:table-cell>
          <table:table-cell office:value-type="string">
            <text:p>Body Building</text:p>
          </table:table-cell>
          <table:table-cell office:value-type="string">
            <text:p>Rohan Sharma</text:p>
          </table:table-cell>
          <table:table-cell office:value-type="string">
            <text:p>7p.m-9p.m</text:p>
          </table:table-cell>
        </table:table-row>
        <table:table-row>
          <table:table-cell office:value-type="float" office:value="12">
            <text:p>12</text:p>
          </table:table-cell>
          <table:table-cell office:value-type="string">
            <text:p>Wednesday</text:p>
          </table:table-cell>
          <table:table-cell office:value-type="string">
            <text:p>Anaerobic</text:p>
          </table:table-cell>
          <table:table-cell office:value-type="string">
            <text:p>Dong Lee</text:p>
          </table:table-cell>
          <table:table-cell office:value-type="string">
            <text:p>3p.m-5p.m</text:p>
          </table:table-cell>
        </table:table-row>
        <table:table-row>
          <table:table-cell office:value-type="float" office:value="13">
            <text:p>13</text:p>
          </table:table-cell>
          <table:table-cell office:value-type="string">
            <text:p>Thursday</text:p>
          </table:table-cell>
          <table:table-cell office:value-type="string">
            <text:p>Yoga</text:p>
          </table:table-cell>
          <table:table-cell office:value-type="string">
            <text:p>Alicia Victor</text:p>
          </table:table-cell>
          <table:table-cell office:value-type="string">
            <text:p>6a.m-8a.m</text:p>
          </table:table-cell>
        </table:table-row>
        <table:table-row>
          <table:table-cell office:value-type="float" office:value="14">
            <text:p>14</text:p>
          </table:table-cell>
          <table:table-cell office:value-type="string">
            <text:p>Thursday</text:p>
          </table:table-cell>
          <table:table-cell office:value-type="string">
            <text:p>Body Building</text:p>
          </table:table-cell>
          <table:table-cell office:value-type="string">
            <text:p>Rohan Sharma</text:p>
          </table:table-cell>
          <table:table-cell office:value-type="string">
            <text:p>7p.m-9p.m</text:p>
          </table:table-cell>
        </table:table-row>
        <table:table-row>
          <table:table-cell office:value-type="float" office:value="15">
            <text:p>15</text:p>
          </table:table-cell>
          <table:table-cell office:value-type="string">
            <text:p>Thursday</text:p>
          </table:table-cell>
          <table:table-cell office:value-type="string">
            <text:p>Anaerobic</text:p>
          </table:table-cell>
          <table:table-cell office:value-type="string">
            <text:p>Dong Lee</text:p>
          </table:table-cell>
          <table:table-cell office:value-type="string">
            <text:p>5p.m-7p.m</text:p>
          </table:table-cell>
        </table:table-row>
        <table:table-row>
          <table:table-cell office:value-type="float" office:value="16">
            <text:p>16</text:p>
          </table:table-cell>
          <table:table-cell office:value-type="string">
            <text:p>Friday</text:p>
          </table:table-cell>
          <table:table-cell office:value-type="string">
            <text:p>Yoga</text:p>
          </table:table-cell>
          <table:table-cell office:value-type="string">
            <text:p>Alicia Victor</text:p>
          </table:table-cell>
          <table:table-cell office:value-type="string">
            <text:p>6a.m-8a.m</text:p>
          </table:table-cell>
        </table:table-row>
        <table:table-row>
          <table:table-cell office:value-type="float" office:value="17">
            <text:p>17</text:p>
          </table:table-cell>
          <table:table-cell office:value-type="string">
            <text:p>Friday</text:p>
          </table:table-cell>
          <table:table-cell office:value-type="string">
            <text:p>Body Building</text:p>
          </table:table-cell>
          <table:table-cell office:value-type="string">
            <text:p>Rohan Sharma</text:p>
          </table:table-cell>
          <table:table-cell office:value-type="string">
            <text:p>3p.m-5p.m</text:p>
          </table:table-cell>
        </table:table-row>
        <table:table-row>
          <table:table-cell office:value-type="float" office:value="18">
            <text:p>18</text:p>
          </table:table-cell>
          <table:table-cell office:value-type="string">
            <text:p>Friday</text:p>
          </table:table-cell>
          <table:table-cell office:value-type="string">
            <text:p>Anaerobic</text:p>
          </table:table-cell>
          <table:table-cell office:value-type="string">
            <text:p>Dong Lee</text:p>
          </table:table-cell>
          <table:table-cell office:value-type="string">
            <text:p>4p.m-6p.m</text:p>
          </table:table-cell>
        </table:table-row>
        <table:table-row>
          <table:table-cell office:value-type="float" office:value="19">
            <text:p>19</text:p>
          </table:table-cell>
          <table:table-cell office:value-type="string">
            <text:p>Saturday</text:p>
          </table:table-cell>
          <table:table-cell office:value-type="string">
            <text:p>Yoga</text:p>
          </table:table-cell>
          <table:table-cell office:value-type="string">
            <text:p>Alicia Victor</text:p>
          </table:table-cell>
          <table:table-cell office:value-type="string">
            <text:p>8a.m-10a.m</text:p>
          </table:table-cell>
        </table:table-row>
        <table:table-row>
          <table:table-cell office:value-type="float" office:value="20">
            <text:p>20</text:p>
          </table:table-cell>
          <table:table-cell office:value-type="string">
            <text:p>Saturday</text:p>
          </table:table-cell>
          <table:table-cell office:value-type="string">
            <text:p>Body Building</text:p>
          </table:table-cell>
          <table:table-cell office:value-type="string">
            <text:p>Rohan Sharma</text:p>
          </table:table-cell>
          <table:table-cell office:value-type="string">
            <text:p>4p.m-6p.m</text:p>
          </table:table-cell>
        </table:table-row>
        <table:table-row>
          <table:table-cell office:value-type="float" office:value="21">
            <text:p>21</text:p>
          </table:table-cell>
          <table:table-cell office:value-type="string">
            <text:p>Saturday</text:p>
          </table:table-cell>
          <table:table-cell office:value-type="string">
            <text:p>Anaerobic</text:p>
          </table:table-cell>
          <table:table-cell office:value-type="string">
            <text:p>Dong Lee</text:p>
          </table:table-cell>
          <table:table-cell office:value-type="string">
            <text:p>10a.m-12p.m</text:p>
          </table:table-cell>
        </table:table-row>
      </table:table>
    </office:text>
  </office:body>
</office:document-content>
</file>

<file path=styles.xml><?xml version="1.0" encoding="UTF-8"?><office:document-styles xmlns:office="urn:oasis:names:tc:opendocument:xmlns:office:1.0"
xmlns:text="urn:oasis:names:tc:opendocument:xmlns:text:1.0"
xmlns:table="urn:oasis:names:tc:opendocument:xmlns:table:1.0"
xmlns:style="urn:oasis:names:tc:opendocument:xmlns:style:1.0"
xmlns:number="urn:oasis:names:tc:opendocument:xmlns:datastyle:1.0"
xmlns:fo="urn:oasis:names:tc:opendocument:xmlns:xsl-fo-compatible:1.0" office:version="1.0"><office:font-face-decls><style:font-face style:name="Arial Unicode MS" svg:font-family="'Arial Unicode MS'" style:font-pitch="variable"/><style:font-face style:name="DejaVu Sans1" svg:font-family="'DejaVu Sans'" style:font-pitch="variable"/><style:font-face style:name="HG Mincho Light J" svg:font-family="'HG Mincho Light J'" style:font-pitch="variable"/><style:font-face style:name="DejaVu Serif" svg:font-family="'DejaVu Serif'" style:font-family-generic="roman" style:font-pitch="variable"/><style:font-face style:name="Thorndale" svg:font-family="Thorndale" style:font-family-generic="roman" style:font-pitch="variable"/><style:font-face style:name="DejaVu Sans" svg:font-family="'DejaVu Sans'" style:font-family-generic="swiss" style:font-pitch="variable"/></office:font-face-decls><office:styles><style:default-style style:family="paragraph"><style:paragraph-properties fo:hyphenation-ladder-count="no-limit" style:text-autospace="ideograph-alpha" style:punctuation-wrap="hanging" style:line-break="strict" style:tab-stop-distance="0.4925in" style:writing-mode="page"/><style:text-properties style:use-window-font-color="true" style:font-name="DejaVu Serif" fo:font-size="12pt" fo:language="en" fo:country="US" style:font-name-asian="DejaVu Sans1" style:font-size-asian="12pt" style:language-asian="none" style:country-asian="none" style:font-name-complex="DejaVu Sans1" style:font-size-complex="12pt" style:language-complex="none" style:country-complex="none" fo:hyphenate="false" fo:hyphenation-remain-char-count="2" fo:hyphenation-push-char-count="2"/></style:default-style><style:style style:name="Standard" style:family="paragraph" style:class="text"/><style:style style:name="Text_body" style:display-name="Text body" style:family="paragraph" style:parent-style-name="Standard" style:class="text"><style:paragraph-properties fo:margin-top="0in" fo:margin-bottom="0.0835in"/></style:style><style:style style:name="Heading" style:family="paragraph" style:parent-style-name="Standard" style:next-style-name="Text_body" style:class="text"><style:paragraph-properties fo:margin-top="0.1665in" fo:margin-bottom="0.0835in" fo:keep-with-next="always"/><style:text-properties style:font-name="DejaVu Sans" fo:font-size="14pt" style:font-name-asian="DejaVu Sans1" style:font-size-asian="14pt" style:font-name-complex="DejaVu Sans1" style:font-size-complex="14pt"/></style:style><style:style style:name="Heading_1" style:display-name="Heading 1" style:family="paragraph" style:parent-style-name="Heading" style:next-style-name="Text_body" style:class="text" style:default-outline-level="1">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</style:style><style:style style:name="Heading_2" style:display-name="Heading 2" style:family="paragraph" style:parent-style-name="Heading" style:next-style-name="Text_body" style:class="text" style:default-outline-level="2"><style:text-properties style:font-name="DejaVu Serif" fo:font-size="18pt" fo:font-weight="bold" style:font-name-asian="DejaVu Sans1" style:font-size-asian="18pt" style:font-weight-asian="bold" style:font-name-complex="DejaVu Sans1" style:font-size-complex="18pt" style:font-weight-complex="bold"/></style:style></office:styles><office:automatic-styles><style:page-layout style:name="pm1"><style:page-layout-properties fo:page-width="8.2673in" fo:page-height="11.6925in" style:num-format="1" style:print-orientation="portrait" fo:margin-top="1in" fo:margin-bottom="1in" fo:margin-left="1.25in" fo:margin-right="1.25in" style:writing-mode="lr-tb" style:footnote-max-height="0in"><style:footnote-sep style:width="0.0071in" style:distance-before-sep="0.0398in" style:distance-after-sep="0.0398in" style:adjustment="left" style:rel-width="25%" style:color="#000000"/></style:page-layout-properties><style:header-style/><style:footer-style/></style:page-layout></office:automatic-styles><office:master-styles><style:master-page style:name="Standard" style:page-layout-name="pm1"/></office:master-styles></office:document-styles>
</file>

<file path=meta.xml><?xml version="1.0" encoding="utf-8"?>
<office:document-meta xmlns:office="urn:oasis:names:tc:opendocument:xmlns:office:1.0" xmlns:meta="urn:oasis:names:tc:opendocument:xmlns:meta:1.0" office:version="1.0">
  <office:meta>
    <meta:generator>phpMyAdmin 5.0.2</meta:generator>
    <meta:initial-creator>phpMyAdmin 5.0.2</meta:initial-creator>
    <meta:creation-date>2021-11-25T06:12:28</meta:creation-date>
  </office:meta>
</office:document-meta>
</file>